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r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BAR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WO-DIMENSIONAL BAR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COLUMN GROUP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lustered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3" table:style-name="ce5"/>
          <table:table-cell office:value-type="string" table:style-name="ce5">
            <text:p>Percen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BAR GROUP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Clustered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3" table:style-name="ce5"/>
          <table:table-cell office:value-type="string" table:style-name="ce5">
            <text:p>Percen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9" draw:style-name="a9" draw:name="Chart 10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10" draw:style-name="a10" draw:name="Chart 11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11" draw:style-name="a11" draw:name="Chart 12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BAR GAP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GapWidth = 50%, Overlap = 50%</text:p>
          </table:table-cell>
          <table:table-cell table:number-columns-repeated="3" table:style-name="ce5"/>
          <table:table-cell office:value-type="string" table:style-name="ce5">
            <text:p>GapWidth = 250%, Overlap = -50%</text:p>
          </table:table-cell>
          <table:table-cell table:number-columns-repeated="3" table:style-name="ce5"/>
          <table:table-cell office:value-type="string" table:style-name="ce5">
            <text:p>Stacked, GapWidth = 50%, Overlap = 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BAR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not used with multiple series)</text:p>
          </table:table-cell>
          <table:table-cell table:number-columns-repeated="3" table:style-name="ce5"/>
          <table:table-cell office:value-type="string" table:style-name="ce5">
            <text:p>InvertIfNegative = on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6" draw:style-name="a6" draw:name="Chart 7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Chart 8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" draw:style-name="a8" draw:name="Chart 9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5 - SERIES LIN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acked, Series lines</text:p>
          </table:table-cell>
          <table:table-cell table:number-columns-repeated="3" table:style-name="ce5"/>
          <table:table-cell office:value-type="string" table:style-name="ce5">
            <text:p>Percent, Series lines</text:p>
          </table:table-cell>
          <table:table-cell table:number-columns-repeated="3" table:style-name="ce5"/>
          <table:table-cell office:value-type="string" table:style-name="ce5">
            <text:p>Red thick series line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3" draw:id="id12" draw:style-name="a12" draw:name="Chart 13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13" draw:style-name="a13" draw:name="Chart 15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14" draw:style-name="a14" draw:name="Chart 16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38" table:style-name="ro2">
          <table:table-cell table:number-columns-repeated="16384"/>
        </table:table-row>
      </table:table>
      <table:table table:name="Bar_3D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BAR CHART TEST DOCUMENT</text:p>
          </table:table-cell>
          <table:table-cell table:number-columns-repeated="15" table:style-name="ce2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THREE-DIMENSIONAL BAR CHARTS</text:p>
          </table:table-cell>
          <table:table-cell table:number-columns-repeated="15" table:style-name="ce3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COLUMN GROUPING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Clustered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3" table:style-name="ce5"/>
          <table:table-cell office:value-type="string" table:style-name="ce5">
            <text:p>Percent</text:p>
          </table:table-cell>
          <table:table-cell table:number-columns-repeated="3" table:style-name="ce5"/>
          <table:table-cell office:value-type="string" table:style-name="ce5">
            <text:p>Deep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" draw:id="id15" draw:style-name="a15" draw:name="Chart 1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6" draw:style-name="a16" draw:name="Chart 2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7" draw:style-name="a17" draw:name="Chart 3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18" draw:style-name="a18" draw:name="Chart 10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BAR GROUPING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Clustered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3" table:style-name="ce5"/>
          <table:table-cell office:value-type="string" table:style-name="ce5">
            <text:p>Percent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5" draw:id="id19" draw:style-name="a19" draw:name="Chart 11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20" draw:style-name="a20" draw:name="Chart 12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21" draw:style-name="a21" draw:name="Chart 13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BAR GAP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GapWidth = 50%</text:p>
          </table:table-cell>
          <table:table-cell table:number-columns-repeated="3" table:style-name="ce5"/>
          <table:table-cell office:value-type="string" table:style-name="ce5">
            <text:p>Deep, GapWidth = 250%, GapDepth = 0%</text:p>
          </table:table-cell>
          <table:table-cell table:number-columns-repeated="3" table:style-name="ce5"/>
          <table:table-cell office:value-type="string" table:style-name="ce5">
            <text:p>Stacked, GapWidth = 50%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8" draw:id="id22" draw:style-name="a22" draw:name="Chart 15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23" draw:style-name="a23" draw:name="Chart 16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24" draw:style-name="a24" draw:name="Chart 17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BAR SHAPE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Ser 1 = partial pyramid, Ser 2 = pyramid, Ser 3 = box</text:p>
          </table:table-cell>
          <table:table-cell table:number-columns-repeated="3" table:style-name="ce5"/>
          <table:table-cell office:value-type="string" table:style-name="ce5">
            <text:p>Ser 1 = partial cone, Ser 2 = full cone, Ser 3 = cylinder</text:p>
          </table:table-cell>
          <table:table-cell table:number-columns-repeated="3" table:style-name="ce5"/>
          <table:table-cell office:value-type="string" table:style-name="ce5">
            <text:p>Stacked pyramids</text:p>
          </table:table-cell>
          <table:table-cell table:number-columns-repeated="3" table:style-name="ce5"/>
          <table:table-cell office:value-type="string" table:style-name="ce5">
            <text:p>Percent cone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1" draw:id="id25" draw:style-name="a25" draw:name="Chart 19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26" draw:style-name="a26" draw:name="Chart 20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27" draw:style-name="a27" draw:name="Chart 21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28" draw:style-name="a28" draw:name="Chart 22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5 - BAR FORMATTING PROPERTIE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not used with multiple series)</text:p>
          </table:table-cell>
          <table:table-cell table:number-columns-repeated="3" table:style-name="ce5"/>
          <table:table-cell office:value-type="string" table:style-name="ce5">
            <text:p>InvertIfNegative = on</text:p>
          </table:table-cell>
          <table:table-cell table:number-columns-repeated="7" table:style-name="ce5"/>
          <table:table-cell table:number-columns-repeated="16368"/>
        </table:table-row>
        <table:table-row table:style-name="ro5">
          <table:table-cell table:style-name="ce1">
            <draw:frame draw:z-index="15" draw:id="id29" draw:style-name="a29" draw:name="Chart 23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6" draw:id="id30" draw:style-name="a30" draw:name="Chart 24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31" draw:style-name="a31" draw:name="Chart 18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38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BAR CHART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OURCE DAT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80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3-13T17:47:48Z</meta:creation-date>
    <dc:date>2014-02-28T09:59:4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vertical="true" chart:stacked="false" chart:percentage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connect-bars="tru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tru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tru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tru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tru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connect-bars="true" chart:stacked="false" chart:percentage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tru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tru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tru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true" chart:solid-type="cuboid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connect-bars="tru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tru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tru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tru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tru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true" chart:deep="false" chart:stacked="false" chart:percentage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vertical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vertical="true" chart:stacked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true" chart:deep="false" chart:vertical="true" chart:stacked="false" chart:percentage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tru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pyram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pyram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pyram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8388576273987205 -4.998997942757924E-2 0.17166772508136136 3.6833428844505495E-2 0.99619477459360894 7.8989047291030706E-2 -0.17496315154150727 -7.1393088105349486E-2 0.9819831579886929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one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one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one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ylinder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8388576273987205 -4.998997942757924E-2 0.17166772508136136 3.6833428844505495E-2 0.99619477459360894 7.8989047291030706E-2 -0.17496315154150727 -7.1393088105349486E-2 0.9819831579886929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pyram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pyram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pyram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pyram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true" chart:deep="false" chart:stacked="false" chart:percentage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one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one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one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one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Plt0">
      <style:chart-properties chart:three-dimensional="true" chart:deep="false" chart:auto-position="true" chart:right-angled-axes="false"/>
      <style:graphic-properties draw:fill="none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50" chart:overlap="5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50" chart:overlap="-5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